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ucida Console" svg:font-family="'Lucida Console'" style:font-family-generic="roman" style:font-pitch="variable"/>
    <style:font-face style:name="Noto Serif" svg:font-family="'Noto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0220c4" officeooo:paragraph-rsid="000220c4"/>
    </style:style>
    <style:style style:name="P2" style:family="paragraph" style:parent-style-name="Text_20_body">
      <style:text-properties officeooo:paragraph-rsid="000220c4"/>
    </style:style>
    <style:style style:name="P3" style:family="paragraph" style:parent-style-name="Title">
      <style:text-properties officeooo:rsid="001b2e8a" officeooo:paragraph-rsid="000220c4"/>
    </style:style>
    <style:style style:name="P4" style:family="paragraph" style:parent-style-name="Subtitle">
      <style:text-properties officeooo:rsid="001b2e8a" officeooo:paragraph-rsid="000220c4"/>
    </style:style>
    <style:style style:name="P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paragraph-rsid="000220c4"/>
    </style:style>
    <style:style style:name="P6" style:family="paragraph" style:parent-style-name="Standard">
      <style:paragraph-properties fo:margin-left="1.27cm" fo:margin-right="0cm" fo:text-indent="0cm" style:auto-text-indent="false"/>
      <style:text-properties officeooo:paragraph-rsid="000220c4"/>
    </style:style>
    <style:style style:name="P7" style:family="paragraph" style:parent-style-name="Standard">
      <style:text-properties officeooo:paragraph-rsid="000220c4"/>
    </style:style>
    <style:style style:name="P8" style:family="paragraph" style:parent-style-name="Standard">
      <style:text-properties fo:font-size="14pt" officeooo:paragraph-rsid="000220c4" style:font-size-asian="14pt"/>
    </style:style>
    <style:style style:name="P9" style:family="paragraph" style:parent-style-name="Standard">
      <style:text-properties fo:font-size="11pt" officeooo:paragraph-rsid="000220c4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officeooo:paragraph-rsid="000220c4"/>
    </style:style>
    <style:style style:name="P11" style:family="paragraph" style:parent-style-name="Standard">
      <style:paragraph-properties fo:margin-left="0.635cm" fo:margin-right="0cm" fo:text-indent="0cm" style:auto-text-indent="false"/>
      <style:text-properties officeooo:paragraph-rsid="000220c4"/>
    </style:style>
    <style:style style:name="P12" style:family="paragraph" style:parent-style-name="Heading_20_2">
      <style:paragraph-properties fo:margin-left="1.27cm" fo:margin-right="0cm" fo:text-indent="0cm" style:auto-text-indent="false"/>
      <style:text-properties fo:font-size="11pt" officeooo:paragraph-rsid="000220c4" style:font-size-asian="11pt" style:font-size-complex="11pt"/>
    </style:style>
    <style:style style:name="P13" style:family="paragraph" style:parent-style-name="Heading_20_3">
      <style:text-properties fo:font-size="11pt" officeooo:paragraph-rsid="000220c4" style:font-size-asian="11pt" style:font-size-complex="11pt"/>
    </style:style>
    <style:style style:name="P14" style:family="paragraph" style:parent-style-name="Heading_20_1">
      <style:text-properties officeooo:rsid="000220c4" officeooo:paragraph-rsid="000220c4"/>
    </style:style>
    <style:style style:name="P15" style:family="paragraph" style:parent-style-name="Standard" style:list-style-name="WWNum2">
      <style:text-properties officeooo:paragraph-rsid="000220c4"/>
    </style:style>
    <style:style style:name="P16" style:family="paragraph" style:parent-style-name="Standard">
      <style:text-properties style:font-name="Lucida Console" fo:font-size="11pt" officeooo:paragraph-rsid="000220c4" style:font-size-asian="11pt" style:font-size-complex="11pt"/>
    </style:style>
    <style:style style:name="P17" style:family="paragraph" style:parent-style-name="Standard" style:list-style-name="WWNum2">
      <style:paragraph-properties fo:text-align="justify" style:justify-single-word="false"/>
      <style:text-properties officeooo:paragraph-rsid="000220c4"/>
    </style:style>
    <style:style style:name="P18" style:family="paragraph" style:parent-style-name="Standard">
      <style:paragraph-properties fo:margin-left="1.27cm" fo:margin-right="0cm" fo:text-indent="0cm" style:auto-text-indent="false"/>
      <style:text-properties style:font-name="Lucida Console" fo:font-size="11pt" officeooo:paragraph-rsid="000220c4" style:font-size-asian="11pt" style:font-size-complex="11pt"/>
    </style:style>
    <style:style style:name="T1" style:family="text">
      <style:text-properties officeooo:rsid="000220c4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style:text-underline-style="solid" style:text-underline-width="auto" style:text-underline-color="font-color" style:font-style-asian="italic"/>
    </style:style>
    <style:style style:name="T4" style:family="text">
      <style:text-properties style:font-name="Lucida Console"/>
    </style:style>
    <style:style style:name="T5" style:family="text">
      <style:text-properties style:font-name="Lucida Console" fo:font-size="11pt" style:font-size-asian="11pt" style:font-size-complex="11pt"/>
    </style:style>
    <style:style style:name="T6" style:family="text">
      <style:text-properties style:font-name="Lucida Console" fo:font-size="11pt" fo:font-style="italic" style:text-underline-style="solid" style:text-underline-width="auto" style:text-underline-color="font-color" style:font-size-asian="11pt" style:font-style-asian="italic" style:font-size-complex="11pt"/>
    </style:style>
    <style:style style:name="T7" style:family="text">
      <style:text-properties officeooo:rsid="00029be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L – Tutorial <text:span text:style-name="T1">2</text:span></text:p>
      <text:p text:style-name="P4">COMP2007</text:p>
      <text:h text:style-name="P14" text:outline-level="1">Algol &amp; Pascal:</text:h>
      <text:p text:style-name="P8"/>
      <text:list xml:id="list875532495" text:style-name="WWNum2">
        <text:list-item>
          <text:p text:style-name="P15">Compare the static scoping implemented in ALGOL-60 with one implemented in FORTRAN in terms of ease of access to variables and regularity in the language design.</text:p>
          <text:list>
            <text:list-item>
              <text:p text:style-name="P15"/>
            </text:list-item>
          </text:list>
        </text:list-item>
      </text:list>
      <text:p text:style-name="P11"/>
      <text:list xml:id="list115940451300718" text:continue-numbering="true" text:style-name="WWNum2">
        <text:list-item>
          <text:p text:style-name="P15">What is <text:span text:style-name="T2">call by name? </text:span>What was its criticism?</text:p>
        </text:list-item>
      </text:list>
      <text:p text:style-name="P7"/>
      <text:list xml:id="list115941356062222" text:continue-numbering="true" text:style-name="WWNum2">
        <text:list-item>
          <text:p text:style-name="P15">What is the difference between call-by-value and call-by-reference.</text:p>
        </text:list-item>
      </text:list>
      <text:p text:style-name="P7"/>
      <text:list xml:id="list115940217301189" text:continue-numbering="true" text:style-name="WWNum2">
        <text:list-item>
          <text:p text:style-name="P15">Give two advantages that FORTRAN had over ALGOL-60.</text:p>
        </text:list-item>
      </text:list>
      <text:p text:style-name="P7"/>
      <text:list xml:id="list115940590984804" text:continue-numbering="true" text:style-name="WWNum2">
        <text:list-item>
          <text:p text:style-name="P15">Name three major problems which were present in FORTRAN and were addressed in ALGOL-60.</text:p>
        </text:list-item>
      </text:list>
      <text:p text:style-name="P7"/>
      <text:list xml:id="list115940384113990" text:continue-numbering="true" text:style-name="WWNum2">
        <text:list-item>
          <text:p text:style-name="P15">Name two major contributions of ALGOL-60.</text:p>
        </text:list-item>
      </text:list>
      <text:p text:style-name="P7"/>
      <text:list xml:id="list115941678599216" text:continue-numbering="true" text:style-name="WWNum2">
        <text:list-item>
          <text:p text:style-name="P15">What is the advantage of strong typing?</text:p>
        </text:list-item>
      </text:list>
      <text:p text:style-name="P7"/>
      <text:list xml:id="list115941269468552" text:continue-numbering="true" text:style-name="WWNum2">
        <text:list-item>
          <text:p text:style-name="P15"><text:s/>What is the advantage of using pointers?</text:p>
        </text:list-item>
      </text:list>
      <text:p text:style-name="P7"/>
      <text:list xml:id="list115941566720171" text:continue-numbering="true" text:style-name="WWNum2">
        <text:list-item>
          <text:p text:style-name="P15"><text:s/>What information can be found in an activation record?</text:p>
        </text:list-item>
      </text:list>
      <text:p text:style-name="P7"/>
      <text:list xml:id="list115941148492620" text:continue-numbering="true" text:style-name="WWNum2">
        <text:list-item>
          <text:p text:style-name="P15"><text:s/>How does a static chain differ from a dynamic chain?</text:p>
        </text:list-item>
      </text:list>
      <text:p text:style-name="P7"/>
      <text:list xml:id="list115941354094558" text:continue-numbering="true" text:style-name="WWNum2">
        <text:list-item>
          <text:p text:style-name="P15"><text:s/>What is a block and how does this relate to activation records?</text:p>
        </text:list-item>
      </text:list>
      <text:p text:style-name="P7"/>
      <text:list xml:id="list115942016027000" text:continue-numbering="true" text:style-name="WWNum2">
        <text:list-item>
          <text:p text:style-name="P15"><text:s/>How does ALGOL solve the “dangling” ELSE problem? Is it different from C? </text:p>
        </text:list-item>
      </text:list>
      <text:p text:style-name="P7"/>
      <text:list xml:id="list115941714618000" text:continue-numbering="true" text:style-name="WWNum2">
        <text:list-item>
          <text:p text:style-name="P15"><text:s/>Explain how tombstones can be used to address memory problems.</text:p>
        </text:list-item>
      </text:list>
      <text:p text:style-name="P7"><text:bookmark text:name="_GoBack"/></text:p>
      <text:list xml:id="list115940410562940" text:continue-numbering="true" text:style-name="WWNum2">
        <text:list-item>
          <text:p text:style-name="P15"><text:s/>What is the problem with dynamic scoping?</text:p>
        </text:list-item>
      </text:list>
      <text:p text:style-name="P7"/>
      <text:list xml:id="list115940287466744" text:continue-numbering="true" text:style-name="WWNum2">
        <text:list-item>
          <text:p text:style-name="P15"><text:soft-page-break/><text:s/>Given the following program fragment:</text:p>
        </text:list-item>
      </text:list>
      <text:p text:style-name="P6"><text:span text:style-name="T4"><text:s/></text:span><text:span text:style-name="T5">PROCEDURE S;</text:span></text:p>
      <text:p text:style-name="P18"><text:s text:c="3"/>PROCEDURE A;</text:p>
      <text:p text:style-name="P18"><text:s text:c="6"/>PROCEDURE B;</text:p>
      <text:p text:style-name="P18"><text:s text:c="7"/>PROCEDURE D;</text:p>
      <text:p text:style-name="P18"><text:s text:c="7"/>BEGIN</text:p>
      <text:p text:style-name="P18"><text:s text:c="7"/><text:tab/>…</text:p>
      <text:p text:style-name="P18"><text:s text:c="7"/>END; {Procedure D}</text:p>
      <text:h text:style-name="P12" text:outline-level="2"><text:s text:c="6"/>BEGIN</text:h>
      <text:p text:style-name="P9"/>
      <text:p text:style-name="P6"><text:span text:style-name="T5"><text:s text:c="6"/></text:span><text:span text:style-name="T6">Position 1;</text:span></text:p>
      <text:p text:style-name="P16"><text:s text:c="14"/></text:p>
      <text:p text:style-name="P18"><text:s text:c="10"/></text:p>
      <text:p text:style-name="P18"><text:s text:c="6"/>END; {Procedure B}</text:p>
      <text:p text:style-name="P18"><text:s text:c="6"/>PROCEDURE C;</text:p>
      <text:p text:style-name="P18"><text:s text:c="6"/>BEGIN</text:p>
      <text:p text:style-name="P18"><text:s text:c="10"/>B;</text:p>
      <text:h text:style-name="P13" text:outline-level="3"><text:s text:c="6"/>END; {Procedure C}</text:h>
      <text:p text:style-name="P18"><text:s text:c="3"/>BEGIN</text:p>
      <text:p text:style-name="P18"><text:s text:c="6"/>C;</text:p>
      <text:p text:style-name="P18"><text:s text:c="3"/>END; {Procedure A}</text:p>
      <text:p text:style-name="P18">BEGIN</text:p>
      <text:p text:style-name="P18"><text:s text:c="3"/>A;</text:p>
      <text:p text:style-name="P18">END; {Procedure S}</text:p>
      <text:p text:style-name="P6"/>
      <text:p text:style-name="P5">(a) Show the stack with all activation record instances, including static and dynamic chains, when executing reaches <text:span text:style-name="T3">Position 1</text:span>. Assume that PROCEDURE S is at level 1.</text:p>
      <text:p text:style-name="P5"/>
      <text:p text:style-name="P5">(b) Show the display that would be active at <text:span text:style-name="T3">Position 1</text:span>, along with the activation record instances on the stack.</text:p>
      <text:p text:style-name="P5"/>
      <text:list xml:id="list115940435237025" text:continue-numbering="true" text:style-name="WWNum2">
        <text:list-item>
          <text:p text:style-name="P17">What is the problem with structural equivalence when comparing two data structures?</text:p>
        </text:list-item>
      </text:list>
      <text:p text:style-name="P10"/>
      <text:list xml:id="list115941177529559" text:continue-numbering="true" text:style-name="WWNum2">
        <text:list-item>
          <text:p text:style-name="P17">What is name equivalence? Does it have any disadvantages? </text:p>
        </text:list-item>
      </text:list>
      <text:p text:style-name="P10"/>
      <text:list xml:id="list115940775240065" text:continue-numbering="true" text:style-name="WWNum2">
        <text:list-item>
          <text:p text:style-name="P17">How were the arrays changed in Pascal when compared with Algol60? What was the reason for the changes?</text:p>
        </text:list-item>
      </text:list>
      <text:p text:style-name="P10"/>
      <text:list xml:id="list115941215324485" text:continue-numbering="true" text:style-name="WWNum2">
        <text:list-item>
          <text:p text:style-name="P15">In Pascal integers can be assigned to real variables but not vice-versa. What programming principle does this violate? Would it be a good idea to allow real numbers to be assigned to integer variables? Why?</text:p>
        </text:list-item>
      </text:list>
      <text:p text:style-name="P5"/>
      <text:h text:style-name="P14" text:outline-level="1"><text:soft-page-break/>Programming Assignment:</text:h>
      <text:p text:style-name="P2"><text:span text:style-name="T1">For today’s task, you will need the program “a68g”, and </text:span><text:a xlink:type="simple" xlink:href="https://jmvdveer.home.xs4all.nl/learning-algol-68-genie.pdf" text:style-name="Internet_20_link" text:visited-style-name="Visited_20_Internet_20_Link"><text:span text:style-name="T1">this manual.</text:span></text:a></text:p>
      <text:p text:style-name="P2"><text:span text:style-name="T1">Your job is to implement </text:span><text:a xlink:type="simple" xlink:href="https://en.wikipedia.org/wiki/Fizz_buzz" text:style-name="Internet_20_link" text:visited-style-name="Visited_20_Internet_20_Link"><text:span text:style-name="T1">fizz buzz</text:span></text:a> <text:span text:style-name="T1">in Algol 68 up to the number 100.</text:span></text:p>
      <text:p text:style-name="P1">Along with your reflection, the weekly question is:</text:p>
      <text:p text:style-name="P1">Assume your program pauses when it prints out fizzbuzz. Draw the stack with all activation records, and both static and dynamic chains, at this poin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ucida Console" svg:font-family="'Lucida Console'" style:font-family-generic="roman" style:font-pitch="variable"/>
    <style:font-face style:name="Noto Serif" svg:font-family="'Noto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" fo:font-size="12pt" fo:language="en" fo:country="AU" style:letter-kerning="true" style:font-name-asian="Noto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" fo:font-size="12pt" fo:language="en" fo:country="AU" style:letter-kerning="true" style:font-name-asian="Noto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2.54cm" fo:margin-right="0cm" fo:text-indent="0cm" style:auto-text-indent="false" fo:keep-with-next="always"/>
      <style:text-properties style:font-name="Lucida Console" fo:font-family="'Lucida Console'" style:font-family-generic="roman" style:font-pitch="variable" fo:font-size="14pt" style:font-size-asian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1.27cm" fo:margin-right="0cm" fo:text-indent="0cm" style:auto-text-indent="false" fo:keep-with-next="always"/>
      <style:text-properties style:font-name="Lucida Console" fo:font-family="'Lucida Console'" style:font-family-generic="roman" style:font-pitch="variable" fo:font-size="14pt" style:font-size-asian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731cm" fo:text-indent="-1.826cm" fo:margin-left="3.73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05T10:11:30.772248397</meta:creation-date>
    <dc:date>2021-08-16T11:59:39.933359550</dc:date>
    <meta:editing-duration>PT51M5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52" meta:word-count="397" meta:character-count="2417" meta:non-whitespace-character-count="1954"/>
  </office:meta>
</office:document-meta>
</file>